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3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Akcent_32_5" style:data-style-name="N0">
      <style:table-cell-properties fo:border="thin solid #000000" style:vertical-align="middle" fo:wrap-option="wrap" fo:background-color="#5B9BD5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_54_0_37__32__8212__32_akcent_32_5" style:data-style-name="N0">
      <style:table-cell-properties fo:border="thin solid #000000" style:vertical-align="middle" fo:wrap-option="wrap" fo:background-color="#9BC2E6" style:repeat-content="false"/>
      <style:paragraph-properties fo:text-align="center"/>
    </style:style>
    <style:style style:name="ce11" style:family="table-cell" style:parent-style-name="_50_0_37__32__8212__32_akcent_32_5" style:data-style-name="N1">
      <style:table-cell-properties fo:border="thin solid #000000" style:vertical-align="middle" fo:wrap-option="wrap" fo:background-color="#DDEBF7" style:repeat-content="false"/>
      <style:paragraph-properties fo:text-align="center"/>
    </style:style>
    <style:style style:name="ce12" style:family="table-cell" style:parent-style-name="_52_0_37__32__8212__32_akcent_32_5" style:data-style-name="N1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CCCCCC" style:vertical-align="automatic" fo:wrap-option="wrap"/>
    </style:style>
    <style:style style:name="ce1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</style:style>
    <style:style style:name="ce16" style:family="table-cell" style:parent-style-name="Default" style:data-style-name="N0"/>
    <style:style style:name="ce17" style:family="table-cell" style:parent-style-name="Default" style:data-style-name="N3"/>
    <style:style style:name="ce18" style:family="table-cell" style:parent-style-name="Default" style:data-style-name="N15"/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ackground-color="#00B050"/>
    </style:style>
    <style:style style:name="ce21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910166666666667cm"/>
    </style:style>
    <style:style style:name="co6" style:family="table-column">
      <style:table-column-properties fo:break-before="auto" style:column-width="0.783166666666667cm"/>
    </style:style>
    <style:style style:name="co7" style:family="table-column">
      <style:table-column-properties fo:break-before="auto" style:column-width="0.698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2.8pt" style:use-optimal-row-height="fals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3" table:number-columns-repeated="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5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neo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style-name="ce1"/>
          <table:table-cell office:value-type="string" table:style-name="ce2">
            <text:p>MySQL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style-name="ce1"/>
          <table:table-cell office:value-type="string" table:style-name="ce2">
            <text:p>Postgres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style-name="ce1"/>
          <table:table-cell office:value-type="string" table:style-name="ce2">
            <text:p>Mongo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office:value-type="string" table:style-name="ce1">
            <text:p>2 000 000</text:p>
          </table:table-cell>
          <table:table-cell table:style-name="ce1"/>
          <table:table-cell office:value-type="string" table:style-name="ce2">
            <text:p>Maria</text:p>
          </table:table-cell>
          <table:table-cell office:value-type="string" table:style-name="ce3">
            <text:p>1 000</text:p>
          </table:table-cell>
          <table:table-cell office:value-type="string" table:style-name="ce3">
            <text:p>10 000</text:p>
          </table:table-cell>
          <table:table-cell office:value-type="string" table:style-name="ce3">
            <text:p>100 000</text:p>
          </table:table-cell>
          <table:table-cell office:value-type="string" table:style-name="ce4">
            <text:p>1 000 000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5">
            <text:p>Insert</text:p>
          </table:table-cell>
          <table:table-cell table:number-columns-repeated="3" table:style-name="ce6"/>
          <table:table-cell table:number-columns-repeated="2" table:style-name="ce1"/>
          <table:table-cell office:value-type="string" table:style-name="ce5">
            <text:p>Insert</text:p>
          </table:table-cell>
          <table:table-cell office:value-type="float" office:value="39465268108.099998" table:style-name="ce6">
            <text:p>39465268108</text:p>
          </table:table-cell>
          <table:table-cell office:value-type="float" office:value="279345240369.29999" table:style-name="ce6">
            <text:p>2,79345E+11</text:p>
          </table:table-cell>
          <table:table-cell office:value-type="float" office:value="933210764880" table:style-name="ce6">
            <text:p>9,33211E+11</text:p>
          </table:table-cell>
          <table:table-cell office:value-type="float" office:value="8096436554070" table:style-name="ce1">
            <text:p>8,09644E+12</text:p>
          </table:table-cell>
          <table:table-cell table:style-name="ce1"/>
          <table:table-cell office:value-type="string" table:style-name="ce5">
            <text:p>Insert</text:p>
          </table:table-cell>
          <table:table-cell office:value-type="float" office:value="22981684530" table:style-name="ce6">
            <text:p>22981684530</text:p>
          </table:table-cell>
          <table:table-cell office:value-type="float" office:value="181924044000" table:style-name="ce6">
            <text:p>1,81924E+11</text:p>
          </table:table-cell>
          <table:table-cell office:value-type="float" office:value="591275729200" table:style-name="ce6">
            <text:p>5,91276E+11</text:p>
          </table:table-cell>
          <table:table-cell office:value-type="float" office:value="4150676870100" table:style-name="ce1">
            <text:p>4,15068E+12</text:p>
          </table:table-cell>
          <table:table-cell table:style-name="ce1"/>
          <table:table-cell office:value-type="string" table:style-name="ce5">
            <text:p>Insert</text:p>
          </table:table-cell>
          <table:table-cell office:value-type="float" office:value="78674264150" table:style-name="ce1">
            <text:p>78674264150</text:p>
          </table:table-cell>
          <table:table-cell office:value-type="float" office:value="414665727000" table:style-name="ce6">
            <text:p>4,14666E+11</text:p>
          </table:table-cell>
          <table:table-cell office:value-type="float" office:value="1917967640700" table:style-name="ce6">
            <text:p>1,91797E+12</text:p>
          </table:table-cell>
          <table:table-cell office:value-type="float" office:value="113350167484953" table:style-name="ce18">
            <text:p>1,13E+14</text:p>
          </table:table-cell>
          <table:table-cell office:value-type="float" office:value="34360049061100" table:style-name="ce1">
            <text:p>3,436E+13</text:p>
          </table:table-cell>
          <table:table-cell table:style-name="ce1"/>
          <table:table-cell office:value-type="string" table:style-name="ce5">
            <text:p>Insert</text:p>
          </table:table-cell>
          <table:table-cell office:value-type="float" office:value="18554939800" table:style-name="ce6">
            <text:p>18554939800</text:p>
          </table:table-cell>
          <table:table-cell office:value-type="float" office:value="132757486300" table:style-name="ce6">
            <text:p>1,32757E+11</text:p>
          </table:table-cell>
          <table:table-cell table:style-name="ce6"/>
          <table:table-cell office:value-type="float" office:value="3224100364300" table:style-name="ce1">
            <text:p>3,2241E+12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8">
            <text:p>Delete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8">
            <text:p>Delete</text:p>
          </table:table-cell>
          <table:table-cell office:value-type="float" office:value="2103204679.4000001" table:style-name="ce9">
            <text:p>2103204679</text:p>
          </table:table-cell>
          <table:table-cell office:value-type="float" office:value="17878292850.200001" table:style-name="ce9">
            <text:p>17878292850</text:p>
          </table:table-cell>
          <table:table-cell office:value-type="float" office:value="119090610230" table:style-name="ce9">
            <text:p>1,19091E+11</text:p>
          </table:table-cell>
          <table:table-cell office:value-type="float" office:value="1788653478170" table:style-name="ce1">
            <text:p>1,78865E+12</text:p>
          </table:table-cell>
          <table:table-cell table:style-name="ce1"/>
          <table:table-cell office:value-type="string" table:style-name="ce8">
            <text:p>Delete</text:p>
          </table:table-cell>
          <table:table-cell office:value-type="float" office:value="16750637730" table:style-name="ce9">
            <text:p>16750637730</text:p>
          </table:table-cell>
          <table:table-cell table:number-columns-repeated="2" table:style-name="ce9"/>
          <table:table-cell table:number-columns-repeated="2" table:style-name="ce1"/>
          <table:table-cell office:value-type="string" table:style-name="ce8">
            <text:p>Delete</text:p>
          </table:table-cell>
          <table:table-cell office:value-type="float" office:value="152050" table:style-name="ce9">
            <text:p>152050</text:p>
          </table:table-cell>
          <table:table-cell office:value-type="float" office:value="106350" table:style-name="ce9">
            <text:p>106350</text:p>
          </table:table-cell>
          <table:table-cell office:value-type="float" office:value="121266" table:style-name="ce9">
            <text:p>121266</text:p>
          </table:table-cell>
          <table:table-cell table:number-columns-repeated="3" table:style-name="ce1"/>
          <table:table-cell office:value-type="string" table:style-name="ce8">
            <text:p>Delete</text:p>
          </table:table-cell>
          <table:table-cell table:number-columns-repeated="3" table:style-name="ce9"/>
          <table:table-cell table:number-columns-repeated="16353" table:style-name="ce1"/>
        </table:table-row>
        <table:table-row table:style-name="ro2">
          <table:table-cell table:number-columns-repeated="2"/>
          <table:table-cell office:value-type="string" table:style-name="ce13">
            <text:p>Sort</text:p>
          </table:table-cell>
          <table:table-cell table:style-name="ce14"/>
          <table:table-cell table:number-columns-repeated="4" table:style-name="ce1"/>
          <table:table-cell office:value-type="string" table:style-name="ce13">
            <text:p>Sort</text:p>
          </table:table-cell>
          <table:table-cell office:value-type="float" office:value="10505115100" table:style-name="ce14">
            <text:p>10505115100</text:p>
          </table:table-cell>
          <table:table-cell office:value-type="float" office:value="30360721800" table:style-name="ce1">
            <text:p>30360721800</text:p>
          </table:table-cell>
          <table:table-cell office:value-type="float" office:value="31397866500" table:style-name="ce1">
            <text:p>31397866500</text:p>
          </table:table-cell>
          <table:table-cell office:value-type="float" office:value="250889960300" table:style-name="ce1">
            <text:p>2,5089E+11</text:p>
          </table:table-cell>
          <table:table-cell table:style-name="ce1"/>
          <table:table-cell office:value-type="string" table:style-name="ce13">
            <text:p>Sort</text:p>
          </table:table-cell>
          <table:table-cell office:value-type="float" office:value="2052259800" table:style-name="ce1">
            <text:p>2052259800</text:p>
          </table:table-cell>
          <table:table-cell office:value-type="float" office:value="13543153600" table:style-name="ce1">
            <text:p>13543153600</text:p>
          </table:table-cell>
          <table:table-cell office:value-type="float" office:value="12353516300" table:style-name="ce1">
            <text:p>12353516300</text:p>
          </table:table-cell>
          <table:table-cell office:value-type="float" office:value="136165258900" table:style-name="ce1">
            <text:p>1,36165E+11</text:p>
          </table:table-cell>
          <table:table-cell table:style-name="ce1"/>
          <table:table-cell office:value-type="string" table:style-name="ce13">
            <text:p>Sort</text:p>
          </table:table-cell>
          <table:table-cell office:value-type="float" office:value="207112900" table:style-name="ce1">
            <text:p>207112900</text:p>
          </table:table-cell>
          <table:table-cell office:value-type="float" office:value="666613400" table:style-name="ce1">
            <text:p>666613400</text:p>
          </table:table-cell>
          <table:table-cell office:value-type="float" office:value="677513100" table:style-name="ce1">
            <text:p>677513100</text:p>
          </table:table-cell>
          <table:table-cell table:style-name="ce1"/>
          <table:table-cell office:value-type="float" office:value="15958867800" table:style-name="ce1">
            <text:p>15958867800</text:p>
          </table:table-cell>
          <table:table-cell table:style-name="ce1"/>
          <table:table-cell office:value-type="string" table:style-name="ce13">
            <text:p>Sort</text:p>
          </table:table-cell>
          <table:table-cell office:value-type="float" office:value="2754354100" table:style-name="ce1">
            <text:p>2754354100</text:p>
          </table:table-cell>
          <table:table-cell office:value-type="float" office:value="15455523000" table:style-name="ce1">
            <text:p>15455523000</text:p>
          </table:table-cell>
          <table:table-cell table:style-name="ce1"/>
          <table:table-cell office:value-type="float" office:value="158652637400" table:style-name="ce1">
            <text:p>1,58653E+11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15">
            <text:p>UpdateAll</text:p>
          </table:table-cell>
          <table:table-cell table:style-name="ce15"/>
          <table:table-cell table:number-columns-repeated="3" table:style-name="ce16"/>
          <table:table-cell table:style-name="ce1"/>
          <table:table-cell office:value-type="string" table:style-name="ce15">
            <text:p>UpdateAll</text:p>
          </table:table-cell>
          <table:table-cell office:value-type="float" office:value="32569900" table:style-name="ce15">
            <text:p>32569900</text:p>
          </table:table-cell>
          <table:table-cell office:value-type="float" office:value="2865382000" table:style-name="ce16">
            <text:p>2865382000</text:p>
          </table:table-cell>
          <table:table-cell office:value-type="float" office:value="3824095500" table:style-name="ce16">
            <text:p>3824095500</text:p>
          </table:table-cell>
          <table:table-cell office:value-type="float" office:value="55150870000" table:style-name="ce16">
            <text:p>55150870000</text:p>
          </table:table-cell>
          <table:table-cell table:style-name="ce1"/>
          <table:table-cell office:value-type="string" table:style-name="ce15">
            <text:p>UpdateAll</text:p>
          </table:table-cell>
          <table:table-cell office:value-type="float" office:value="224725700" table:style-name="ce1">
            <text:p>224725700</text:p>
          </table:table-cell>
          <table:table-cell office:value-type="float" office:value="1595313500" table:style-name="ce1">
            <text:p>1595313500</text:p>
          </table:table-cell>
          <table:table-cell office:value-type="float" office:value="1676567800" table:style-name="ce1">
            <text:p>1676567800</text:p>
          </table:table-cell>
          <table:table-cell office:value-type="float" office:value="19279705900" table:style-name="ce1">
            <text:p>19279705900</text:p>
          </table:table-cell>
          <table:table-cell table:style-name="ce1"/>
          <table:table-cell office:value-type="string" table:style-name="ce15">
            <text:p>UpdateAll</text:p>
          </table:table-cell>
          <table:table-cell office:value-type="float" office:value="152712200" table:style-name="ce1">
            <text:p>152712200</text:p>
          </table:table-cell>
          <table:table-cell office:value-type="float" office:value="986301400" table:style-name="ce1">
            <text:p>986301400</text:p>
          </table:table-cell>
          <table:table-cell office:value-type="float" office:value="1679995000" table:style-name="ce1">
            <text:p>1679995000</text:p>
          </table:table-cell>
          <table:table-cell office:value-type="float" office:value="21791005900" table:style-name="ce1">
            <text:p>21791005900</text:p>
          </table:table-cell>
          <table:table-cell office:value-type="float" office:value="15400" table:style-name="ce1">
            <text:p>15400</text:p>
          </table:table-cell>
          <table:table-cell table:style-name="ce1"/>
          <table:table-cell office:value-type="string" table:style-name="ce15">
            <text:p>UpdateAll</text:p>
          </table:table-cell>
          <table:table-cell office:value-type="float" office:value="102568900" table:style-name="ce1">
            <text:p>102568900</text:p>
          </table:table-cell>
          <table:table-cell office:value-type="float" office:value="856549400" table:style-name="ce1">
            <text:p>856549400</text:p>
          </table:table-cell>
          <table:table-cell table:style-name="ce1"/>
          <table:table-cell office:value-type="float" office:value="16104400000" table:style-name="ce1">
            <text:p>16104400000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1">
            <text:p>Old Update WHERE<text:s/></text:p>
          </table:table-cell>
          <table:table-cell table:number-columns-repeated="5" table:style-name="ce1"/>
          <table:table-cell office:value-type="string" table:style-name="ce1">
            <text:p>Old Update WHERE<text:s/></text:p>
          </table:table-cell>
          <table:table-cell office:value-type="float" office:value="76400200" table:style-name="ce1">
            <text:p>76400200</text:p>
          </table:table-cell>
          <table:table-cell office:value-type="float" office:value="165861800" table:style-name="ce1">
            <text:p>165861800</text:p>
          </table:table-cell>
          <table:table-cell office:value-type="float" office:value="2286069500" table:style-name="ce1">
            <text:p>2286069500</text:p>
          </table:table-cell>
          <table:table-cell office:value-type="float" office:value="11827514800" table:style-name="ce1">
            <text:p>11827514800</text:p>
          </table:table-cell>
          <table:table-cell table:style-name="ce1"/>
          <table:table-cell office:value-type="string" table:style-name="ce1">
            <text:p>Old Update WHERE<text:s/></text:p>
          </table:table-cell>
          <table:table-cell office:value-type="float" office:value="24395200" table:style-name="ce1">
            <text:p>24395200</text:p>
          </table:table-cell>
          <table:table-cell office:value-type="float" office:value="156984350" table:style-name="ce1">
            <text:p>156984350</text:p>
          </table:table-cell>
          <table:table-cell office:value-type="float" office:value="423711100" table:style-name="ce1">
            <text:p>423711100</text:p>
          </table:table-cell>
          <table:table-cell office:value-type="float" office:value="12574558200" table:style-name="ce1">
            <text:p>12574558200</text:p>
          </table:table-cell>
          <table:table-cell table:style-name="ce1"/>
          <table:table-cell office:value-type="string" table:style-name="ce1">
            <text:p>Old Update WHERE<text:s/></text:p>
          </table:table-cell>
          <table:table-cell table:number-columns-repeated="4" table:style-name="ce1"/>
          <table:table-cell office:value-type="float" office:value="7900" table:style-name="ce1">
            <text:p>7900</text:p>
          </table:table-cell>
          <table:table-cell table:style-name="ce1"/>
          <table:table-cell office:value-type="string" table:style-name="ce1">
            <text:p>Old Update WHERE<text:s/></text:p>
          </table:table-cell>
          <table:table-cell office:value-type="float" office:value="44386300" table:style-name="ce1">
            <text:p>44386300</text:p>
          </table:table-cell>
          <table:table-cell office:value-type="float" office:value="273356300" table:style-name="ce1">
            <text:p>273356300</text:p>
          </table:table-cell>
          <table:table-cell table:style-name="ce1"/>
          <table:table-cell office:value-type="float" office:value="6893389100" table:style-name="ce1">
            <text:p>6893389100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1">
            <text:p>Select All</text:p>
          </table:table-cell>
          <table:table-cell table:number-columns-repeated="5" table:style-name="ce1"/>
          <table:table-cell office:value-type="string" table:style-name="ce1">
            <text:p>Select All</text:p>
          </table:table-cell>
          <table:table-cell office:value-type="float" office:value="5431842700" table:style-name="ce1">
            <text:p>5431842700</text:p>
          </table:table-cell>
          <table:table-cell office:value-type="float" office:value="25558018900" table:style-name="ce1">
            <text:p>25558018900</text:p>
          </table:table-cell>
          <table:table-cell office:value-type="float" office:value="27966602800" table:style-name="ce1">
            <text:p>27966602800</text:p>
          </table:table-cell>
          <table:table-cell office:value-type="float" office:value="244126696600" table:style-name="ce1">
            <text:p>2,44127E+11</text:p>
          </table:table-cell>
          <table:table-cell table:style-name="ce1"/>
          <table:table-cell office:value-type="string" table:style-name="ce1">
            <text:p>Select All</text:p>
          </table:table-cell>
          <table:table-cell office:value-type="float" office:value="1722345700" table:style-name="ce1">
            <text:p>1722345700</text:p>
          </table:table-cell>
          <table:table-cell office:value-type="float" office:value="10231647400" table:style-name="ce1">
            <text:p>10231647400</text:p>
          </table:table-cell>
          <table:table-cell office:value-type="float" office:value="10284578800" table:style-name="ce1">
            <text:p>10284578800</text:p>
          </table:table-cell>
          <table:table-cell office:value-type="float" office:value="127677329800" table:style-name="ce1">
            <text:p>1,27677E+11</text:p>
          </table:table-cell>
          <table:table-cell table:style-name="ce1"/>
          <table:table-cell office:value-type="string" table:style-name="ce1">
            <text:p>Select All</text:p>
          </table:table-cell>
          <table:table-cell office:value-type="float" office:value="459686800" table:style-name="ce1">
            <text:p>459686800</text:p>
          </table:table-cell>
          <table:table-cell office:value-type="float" office:value="884285900" table:style-name="ce1">
            <text:p>884285900</text:p>
          </table:table-cell>
          <table:table-cell office:value-type="float" office:value="1194981900" table:style-name="ce1">
            <text:p>1194981900</text:p>
          </table:table-cell>
          <table:table-cell table:style-name="ce1"/>
          <table:table-cell office:value-type="float" office:value="13819342600" table:style-name="ce1">
            <text:p>13819342600</text:p>
          </table:table-cell>
          <table:table-cell table:style-name="ce1"/>
          <table:table-cell office:value-type="string" table:style-name="ce1">
            <text:p>Select All</text:p>
          </table:table-cell>
          <table:table-cell office:value-type="float" office:value="2400510000" table:style-name="ce1">
            <text:p>2400510000</text:p>
          </table:table-cell>
          <table:table-cell office:value-type="float" office:value="14223643700" table:style-name="ce1">
            <text:p>14223643700</text:p>
          </table:table-cell>
          <table:table-cell table:style-name="ce1"/>
          <table:table-cell office:value-type="float" office:value="175613934400" table:style-name="ce1">
            <text:p>1,75614E+11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1">
            <text:p><text:s/>Update WHERE<text:s/></text:p>
          </table:table-cell>
          <table:table-cell table:number-columns-repeated="5" table:style-name="ce1"/>
          <table:table-cell office:value-type="string" table:style-name="ce1">
            <text:p><text:s/>Update WHERE<text:s/></text:p>
          </table:table-cell>
          <table:table-cell table:number-columns-repeated="5" table:style-name="ce1"/>
          <table:table-cell office:value-type="string" table:style-name="ce1">
            <text:p><text:s/>Update WHERE<text:s/></text:p>
          </table:table-cell>
          <table:table-cell table:number-columns-repeated="5" table:style-name="ce1"/>
          <table:table-cell office:value-type="string" table:style-name="ce1">
            <text:p><text:s/>Update WHERE<text:s/></text:p>
          </table:table-cell>
          <table:table-cell office:value-type="float" office:value="7459300" table:style-name="ce1">
            <text:p>7459300</text:p>
          </table:table-cell>
          <table:table-cell office:value-type="float" office:value="56859100" table:style-name="ce1">
            <text:p>56859100</text:p>
          </table:table-cell>
          <table:table-cell office:value-type="float" office:value="4470619200" table:style-name="ce1">
            <text:p>4470619200</text:p>
          </table:table-cell>
          <table:table-cell table:number-columns-repeated="3" table:style-name="ce1"/>
          <table:table-cell office:value-type="string" table:style-name="ce1">
            <text:p><text:s/>Update WHERE<text:s/></text:p>
          </table:table-cell>
          <table:table-cell table:number-columns-repeated="16356" table:style-name="ce1"/>
        </table:table-row>
        <table:table-row table:number-rows-repeated="2" table:style-name="ro2">
          <table:table-cell table:number-columns-repeated="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0" table:style-name="ce1"/>
          <table:table-cell office:value-type="string" table:style-name="ce1">
            <text:p>Zbiór danych</text:p>
          </table:table-cell>
          <table:table-cell table:number-columns-repeated="16361" table:style-name="ce1"/>
        </table:table-row>
        <table:table-row table:style-name="ro1">
          <table:table-cell table:number-columns-repeated="2"/>
          <table:table-cell office:value-type="string" table:style-name="ce1">
            <text:p>Insert<text:s/>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21">
            <text:p>MySQL</text:p>
          </table:table-cell>
          <table:table-cell office:value-type="float" office:value="39465268108.099998" table:style-name="ce6">
            <text:p>39465268108</text:p>
          </table:table-cell>
          <table:table-cell office:value-type="float" office:value="279345240369.29999" table:style-name="ce6">
            <text:p>2,79345E+11</text:p>
          </table:table-cell>
          <table:table-cell office:value-type="float" office:value="933210764880" table:style-name="ce6">
            <text:p>9,33211E+11</text:p>
          </table:table-cell>
          <table:table-cell office:value-type="float" office:value="8096436554070" table:style-name="ce1">
            <text:p>8,09644E+12</text:p>
          </table:table-cell>
          <table:table-cell table:number-columns-repeated="15" table:style-name="ce1"/>
          <table:table-cell office:value-type="string" table:style-name="ce7">
            <text:p>Nazwa pliku</text:p>
          </table:table-cell>
          <table:table-cell office:value-type="string" table:style-name="ce7">
            <text:p>Zestaw 1</text:p>
          </table:table-cell>
          <table:table-cell office:value-type="string" table:style-name="ce7">
            <text:p>Zestaw 2</text:p>
          </table:table-cell>
          <table:table-cell office:value-type="string" table:style-name="ce7">
            <text:p>Zestaw 3</text:p>
          </table:table-cell>
          <table:table-cell office:value-type="string" table:style-name="ce7">
            <text:p>Zestaw 4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20">
            <text:p>Postgres</text:p>
          </table:table-cell>
          <table:table-cell office:value-type="float" office:value="22981684530" table:style-name="ce6">
            <text:p>22981684530</text:p>
          </table:table-cell>
          <table:table-cell office:value-type="float" office:value="181924044000" table:style-name="ce6">
            <text:p>1,81924E+11</text:p>
          </table:table-cell>
          <table:table-cell office:value-type="float" office:value="591275729200" table:style-name="ce6">
            <text:p>5,91276E+11</text:p>
          </table:table-cell>
          <table:table-cell office:value-type="float" office:value="4150676870100" table:style-name="ce1">
            <text:p>4,15068E+12</text:p>
          </table:table-cell>
          <table:table-cell table:number-columns-repeated="15" table:style-name="ce1"/>
          <table:table-cell office:value-type="string" table:style-name="ce10">
            <text:p>title.akas.tsv.gz</text:p>
          </table:table-cell>
          <table:table-cell office:value-type="float" office:value="1000" table:style-name="ce11">
            <text:p>1000</text:p>
          </table:table-cell>
          <table:table-cell office:value-type="float" office:value="10000" table:style-name="ce11">
            <text:p>10000</text:p>
          </table:table-cell>
          <table:table-cell office:value-type="float" office:value="100000" table:style-name="ce11">
            <text:p>100000</text:p>
          </table:table-cell>
          <table:table-cell office:value-type="float" office:value="1000000" table:style-name="ce11">
            <text:p>1000000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table:style-name="ce19">
            <text:p>Mongo</text:p>
          </table:table-cell>
          <table:table-cell office:value-type="float" office:value="78674264150" table:style-name="ce1">
            <text:p>78674264150</text:p>
          </table:table-cell>
          <table:table-cell office:value-type="float" office:value="414665727000" table:style-name="ce6">
            <text:p>4,14666E+11</text:p>
          </table:table-cell>
          <table:table-cell office:value-type="float" office:value="1917967640700" table:style-name="ce6">
            <text:p>1,91797E+12</text:p>
          </table:table-cell>
          <table:table-cell office:value-type="float" office:value="34360049061100" table:style-name="ce1">
            <text:p>3,436E+13</text:p>
          </table:table-cell>
          <table:table-cell table:number-columns-repeated="7" table:style-name="ce1"/>
          <table:table-cell table:style-name="ce1">
            <draw:frame draw:z-index="2" draw:id="id1" draw:style-name="a1" draw:name="Wykres 7" svg:x="0.62338in" svg:y="0.18723in" svg:width="4.99459in" svg:height="3.5216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10">
            <text:p>title.basics.tsv.gz</text:p>
          </table:table-cell>
          <table:table-cell office:value-type="float" office:value="16318" table:style-name="ce11">
            <text:p>16318</text:p>
          </table:table-cell>
          <table:table-cell office:value-type="float" office:value="91850" table:style-name="ce11">
            <text:p>91850</text:p>
          </table:table-cell>
          <table:table-cell office:value-type="float" office:value="99137" table:style-name="ce11">
            <text:p>99137</text:p>
          </table:table-cell>
          <table:table-cell office:value-type="float" office:value="918225" table:style-name="ce11">
            <text:p>918225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table:style-name="ce1">
            <text:p>MariaDB</text:p>
          </table:table-cell>
          <table:table-cell office:value-type="float" office:value="18554939800" table:style-name="ce6">
            <text:p>18554939800</text:p>
          </table:table-cell>
          <table:table-cell office:value-type="float" office:value="132757486300" table:style-name="ce6">
            <text:p>1,32757E+11</text:p>
          </table:table-cell>
          <table:table-cell table:number-columns-repeated="17" table:style-name="ce1"/>
          <table:table-cell office:value-type="string" table:style-name="ce10">
            <text:p>title.ratings.tsv.gz</text:p>
          </table:table-cell>
          <table:table-cell office:value-type="float" office:value="115" table:style-name="ce11">
            <text:p>115</text:p>
          </table:table-cell>
          <table:table-cell office:value-type="float" office:value="1179" table:style-name="ce11">
            <text:p>1179</text:p>
          </table:table-cell>
          <table:table-cell office:value-type="float" office:value="11928" table:style-name="ce11">
            <text:p>11928</text:p>
          </table:table-cell>
          <table:table-cell office:value-type="float" office:value="120603" table:style-name="ce11">
            <text:p>12060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number-columns-repeated="20" table:style-name="ce1"/>
          <table:table-cell office:value-type="string" table:style-name="ce10">
            <text:p>title.crew.tsv.gz</text:p>
          </table:table-cell>
          <table:table-cell office:value-type="float" office:value="1000" table:style-name="ce11">
            <text:p>1000</text:p>
          </table:table-cell>
          <table:table-cell office:value-type="float" office:value="9993" table:style-name="ce11">
            <text:p>9993</text:p>
          </table:table-cell>
          <table:table-cell office:value-type="float" office:value="99137" table:style-name="ce11">
            <text:p>99137</text:p>
          </table:table-cell>
          <table:table-cell office:value-type="float" office:value="918225" table:style-name="ce11">
            <text:p>918225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table:style-name="ce1">
            <text:p>Delete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5" table:style-name="ce1"/>
          <table:table-cell office:value-type="string" table:style-name="ce10">
            <text:p>title.principals.tsv.gz</text:p>
          </table:table-cell>
          <table:table-cell office:value-type="float" office:value="6367" table:style-name="ce11">
            <text:p>6367</text:p>
          </table:table-cell>
          <table:table-cell office:value-type="float" office:value="63193" table:style-name="ce11">
            <text:p>63193</text:p>
          </table:table-cell>
          <table:table-cell office:value-type="float" office:value="623794" table:style-name="ce11">
            <text:p>623794</text:p>
          </table:table-cell>
          <table:table-cell office:value-type="string" table:style-name="ce11">
            <text:p>5 730 001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table:style-name="ce1">
            <text:p>MySQL</text:p>
          </table:table-cell>
          <table:table-cell office:value-type="float" office:value="2103204679.4000001" table:style-name="ce9">
            <text:p>2103204679</text:p>
          </table:table-cell>
          <table:table-cell office:value-type="float" office:value="17878292850.200001" table:style-name="ce9">
            <text:p>17878292850</text:p>
          </table:table-cell>
          <table:table-cell office:value-type="float" office:value="119090610230" table:style-name="ce9">
            <text:p>1,19091E+11</text:p>
          </table:table-cell>
          <table:table-cell office:value-type="float" office:value="1788653478170" table:style-name="ce1">
            <text:p>1,78865E+12</text:p>
          </table:table-cell>
          <table:table-cell table:style-name="ce1"/>
          <table:table-cell table:style-name="ce1">
            <draw:frame draw:z-index="3" draw:id="id2" draw:style-name="a2" draw:name="Wykres 8" svg:x="0.85714in" svg:y="0.10714in" svg:width="4.99459in" svg:height="3.1168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3" table:style-name="ce1"/>
          <table:table-cell office:value-type="string" table:style-name="ce10">
            <text:p>name.basics.tsv.gz</text:p>
          </table:table-cell>
          <table:table-cell office:value-type="float" office:value="6128" table:style-name="ce11">
            <text:p>6128</text:p>
          </table:table-cell>
          <table:table-cell office:value-type="float" office:value="43900" table:style-name="ce11">
            <text:p>43900</text:p>
          </table:table-cell>
          <table:table-cell office:value-type="float" office:value="232019" table:style-name="ce11">
            <text:p>232019</text:p>
          </table:table-cell>
          <table:table-cell office:value-type="float" office:value="952414" table:style-name="ce11">
            <text:p>952414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16750637730" table:style-name="ce9">
            <text:p>16750637730</text:p>
          </table:table-cell>
          <table:table-cell table:number-columns-repeated="2" table:style-name="ce6"/>
          <table:table-cell table:number-columns-repeated="16" table:style-name="ce1"/>
          <table:table-cell office:value-type="string" table:style-name="ce7">
            <text:p>Suma</text:p>
          </table:table-cell>
          <table:table-cell office:value-type="float" office:value="30928" table:formula="of:=SUM([.X19:.X24])" table:style-name="ce12">
            <text:p>30928</text:p>
          </table:table-cell>
          <table:table-cell office:value-type="float" office:value="220115" table:formula="of:=SUM([.Y19:.Y24])" table:style-name="ce12">
            <text:p>220115</text:p>
          </table:table-cell>
          <table:table-cell office:value-type="float" office:value="1166015" table:formula="of:=SUM([.Z19:.Z24])" table:style-name="ce12">
            <text:p>1166015</text:p>
          </table:table-cell>
          <table:table-cell office:value-type="float" office:value="3909467" table:formula="of:=SUM([.AA19:.AA24])" table:style-name="ce12">
            <text:p>3909467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152050" table:style-name="ce9">
            <text:p>152050</text:p>
          </table:table-cell>
          <table:table-cell office:value-type="float" office:value="106350" table:style-name="ce9">
            <text:p>106350</text:p>
          </table:table-cell>
          <table:table-cell office:value-type="float" office:value="121266" table:style-name="ce9">
            <text:p>121266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MariaDB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1">
            <text:p>Sort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6377" table:style-name="ce1"/>
        </table:table-row>
        <table:table-row table:style-name="ro4">
          <table:table-cell table:number-columns-repeated="2"/>
          <table:table-cell office:value-type="string" table:style-name="ce19">
            <text:p>MySQL</text:p>
          </table:table-cell>
          <table:table-cell office:value-type="float" office:value="10505115100" table:style-name="ce14">
            <text:p>10505115100</text:p>
          </table:table-cell>
          <table:table-cell office:value-type="float" office:value="30360721800" table:style-name="ce1">
            <text:p>30360721800</text:p>
          </table:table-cell>
          <table:table-cell office:value-type="float" office:value="31397866500" table:style-name="ce1">
            <text:p>31397866500</text:p>
          </table:table-cell>
          <table:table-cell office:value-type="float" office:value="250889960300" table:style-name="ce1">
            <text:p>2,5089E+11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21">
            <text:p>Postgres</text:p>
          </table:table-cell>
          <table:table-cell office:value-type="float" office:value="2052259800" table:style-name="ce1">
            <text:p>2052259800</text:p>
          </table:table-cell>
          <table:table-cell office:value-type="float" office:value="13543153600" table:style-name="ce1">
            <text:p>13543153600</text:p>
          </table:table-cell>
          <table:table-cell office:value-type="float" office:value="12353516300" table:style-name="ce1">
            <text:p>12353516300</text:p>
          </table:table-cell>
          <table:table-cell office:value-type="float" office:value="136165258900" table:style-name="ce1">
            <text:p>1,36165E+11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20">
            <text:p>Mongo</text:p>
          </table:table-cell>
          <table:table-cell office:value-type="float" office:value="207112900" table:style-name="ce1">
            <text:p>207112900</text:p>
          </table:table-cell>
          <table:table-cell office:value-type="float" office:value="666613400" table:style-name="ce1">
            <text:p>666613400</text:p>
          </table:table-cell>
          <table:table-cell office:value-type="float" office:value="677513100" table:style-name="ce1">
            <text:p>6775131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MariaDB</text:p>
          </table:table-cell>
          <table:table-cell office:value-type="float" office:value="2754354100" table:style-name="ce1">
            <text:p>2754354100</text:p>
          </table:table-cell>
          <table:table-cell office:value-type="float" office:value="15455523000" table:style-name="ce1">
            <text:p>15455523000</text:p>
          </table:table-cell>
          <table:table-cell table:style-name="ce1"/>
          <table:table-cell office:value-type="float" office:value="158652637400" table:style-name="ce1">
            <text:p>1,58653E+11</text:p>
          </table:table-cell>
          <table:table-cell table:number-columns-repeated="16377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office:value-type="string" table:style-name="ce15">
            <text:p>UpdateAll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">
            <text:p>MySQL</text:p>
          </table:table-cell>
          <table:table-cell office:value-type="float" office:value="32569900" table:style-name="ce15">
            <text:p>32569900</text:p>
          </table:table-cell>
          <table:table-cell office:value-type="float" office:value="2865382000" table:style-name="ce16">
            <text:p>2865382000</text:p>
          </table:table-cell>
          <table:table-cell office:value-type="float" office:value="3824095500" table:style-name="ce16">
            <text:p>3824095500</text:p>
          </table:table-cell>
          <table:table-cell office:value-type="float" office:value="55150870000" table:style-name="ce16">
            <text:p>5515087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1">
            <text:p>Postgres</text:p>
          </table:table-cell>
          <table:table-cell office:value-type="float" office:value="224725700" table:style-name="ce1">
            <text:p>224725700</text:p>
          </table:table-cell>
          <table:table-cell office:value-type="float" office:value="1595313500" table:style-name="ce1">
            <text:p>1595313500</text:p>
          </table:table-cell>
          <table:table-cell office:value-type="float" office:value="1676567800" table:style-name="ce1">
            <text:p>1676567800</text:p>
          </table:table-cell>
          <table:table-cell office:value-type="float" office:value="19279705900" table:style-name="ce1">
            <text:p>19279705900</text:p>
          </table:table-cell>
          <table:table-cell table:number-columns-repeated="7"/>
          <table:table-cell table:style-name="ce1">
            <draw:frame draw:z-index="1" draw:id="id0" draw:style-name="a0" draw:name="Wykres 6" svg:x="0.29654in" svg:y="0.03374in" svg:width="5.66247in" svg:height="5.247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20">
            <text:p>Mongo</text:p>
          </table:table-cell>
          <table:table-cell office:value-type="float" office:value="152712200" table:style-name="ce1">
            <text:p>152712200</text:p>
          </table:table-cell>
          <table:table-cell office:value-type="float" office:value="986301400" table:style-name="ce1">
            <text:p>986301400</text:p>
          </table:table-cell>
          <table:table-cell office:value-type="float" office:value="1679995000" table:style-name="ce1">
            <text:p>1679995000</text:p>
          </table:table-cell>
          <table:table-cell office:value-type="float" office:value="21791005900" table:style-name="ce1">
            <text:p>217910059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ariaDB</text:p>
          </table:table-cell>
          <table:table-cell office:value-type="float" office:value="102568900" table:style-name="ce1">
            <text:p>102568900</text:p>
          </table:table-cell>
          <table:table-cell office:value-type="float" office:value="856549400" table:style-name="ce1">
            <text:p>856549400</text:p>
          </table:table-cell>
          <table:table-cell table:style-name="ce1"/>
          <table:table-cell office:value-type="float" office:value="16104400000" table:style-name="ce1">
            <text:p>16104400000</text:p>
          </table:table-cell>
          <table:table-cell/>
          <table:table-cell table:style-name="ce1">
            <draw:frame draw:z-index="4" draw:id="id3" draw:style-name="a3" draw:name="Wykres 9" svg:x="0.84524in" svg:y="0.19048in" svg:width="4.99459in" svg:height="2.871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Update WHERE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76400200" table:style-name="ce1">
            <text:p>76400200</text:p>
          </table:table-cell>
          <table:table-cell office:value-type="float" office:value="165861800" table:style-name="ce1">
            <text:p>165861800</text:p>
          </table:table-cell>
          <table:table-cell office:value-type="float" office:value="2286069500" table:style-name="ce1">
            <text:p>2286069500</text:p>
          </table:table-cell>
          <table:table-cell office:value-type="float" office:value="11827514800" table:style-name="ce1">
            <text:p>118275148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4395200" table:style-name="ce1">
            <text:p>24395200</text:p>
          </table:table-cell>
          <table:table-cell office:value-type="float" office:value="156984350" table:style-name="ce1">
            <text:p>156984350</text:p>
          </table:table-cell>
          <table:table-cell office:value-type="float" office:value="423711100" table:style-name="ce1">
            <text:p>423711100</text:p>
          </table:table-cell>
          <table:table-cell office:value-type="float" office:value="12574558200" table:style-name="ce1">
            <text:p>125745582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7459300" table:style-name="ce1">
            <text:p>7459300</text:p>
          </table:table-cell>
          <table:table-cell office:value-type="float" office:value="56859100" table:style-name="ce1">
            <text:p>56859100</text:p>
          </table:table-cell>
          <table:table-cell office:value-type="float" office:value="4470619200" table:style-name="ce1">
            <text:p>44706192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MariaDB</text:p>
          </table:table-cell>
          <table:table-cell office:value-type="float" office:value="44386300" table:style-name="ce1">
            <text:p>44386300</text:p>
          </table:table-cell>
          <table:table-cell office:value-type="float" office:value="273356300" table:style-name="ce1">
            <text:p>273356300</text:p>
          </table:table-cell>
          <table:table-cell table:style-name="ce1"/>
          <table:table-cell office:value-type="float" office:value="6893389100" table:style-name="ce1">
            <text:p>689338910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Select All</text:p>
          </table:table-cell>
          <table:table-cell office:value-type="string" table:style-name="ce1">
            <text:p>Zestaw 1</text:p>
          </table:table-cell>
          <table:table-cell office:value-type="string" table:style-name="ce17">
            <text:p>Zestaw 2</text:p>
          </table:table-cell>
          <table:table-cell office:value-type="string" table:style-name="ce17">
            <text:p>Zestaw 3</text:p>
          </table:table-cell>
          <table:table-cell office:value-type="string" table:style-name="ce17">
            <text:p>Zestaw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5431842700" table:style-name="ce1">
            <text:p>5431842700</text:p>
          </table:table-cell>
          <table:table-cell office:value-type="float" office:value="25558018900" table:style-name="ce1">
            <text:p>25558018900</text:p>
          </table:table-cell>
          <table:table-cell office:value-type="float" office:value="27966602800" table:style-name="ce1">
            <text:p>27966602800</text:p>
          </table:table-cell>
          <table:table-cell office:value-type="float" office:value="244126696600" table:style-name="ce1">
            <text:p>2,44127E+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1722345700" table:style-name="ce1">
            <text:p>1722345700</text:p>
          </table:table-cell>
          <table:table-cell office:value-type="float" office:value="10231647400" table:style-name="ce1">
            <text:p>10231647400</text:p>
          </table:table-cell>
          <table:table-cell office:value-type="float" office:value="10284578800" table:style-name="ce1">
            <text:p>10284578800</text:p>
          </table:table-cell>
          <table:table-cell office:value-type="float" office:value="127677329800" table:style-name="ce1">
            <text:p>1,27677E+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0">
            <text:p>Mongo</text:p>
          </table:table-cell>
          <table:table-cell office:value-type="float" office:value="459686800" table:style-name="ce1">
            <text:p>459686800</text:p>
          </table:table-cell>
          <table:table-cell office:value-type="float" office:value="884285900" table:style-name="ce1">
            <text:p>884285900</text:p>
          </table:table-cell>
          <table:table-cell office:value-type="float" office:value="1194981900" table:style-name="ce1">
            <text:p>11949819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MariaDB</text:p>
          </table:table-cell>
          <table:table-cell office:value-type="float" office:value="2400510000" table:style-name="ce1">
            <text:p>2400510000</text:p>
          </table:table-cell>
          <table:table-cell office:value-type="float" office:value="14223643700" table:style-name="ce1">
            <text:p>14223643700</text:p>
          </table:table-cell>
          <table:table-cell table:style-name="ce1"/>
          <table:table-cell office:value-type="float" office:value="175613934400" table:style-name="ce1">
            <text:p>1,75614E+1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5" draw:id="id4" draw:style-name="a4" draw:name="Wykres 10" svg:x="0.82143in" svg:y="0.02381in" svg:width="4.99459in" svg:height="2.9242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Arkusz1.I3:Arkusz1.M10" table:name="Tabela1" table:display-filter-buttons="true"/>
        <table:database-range table:target-range-address="Arkusz1.O3:Arkusz1.S10" table:name="Tabela13" table:display-filter-buttons="true"/>
        <table:database-range table:target-range-address="Arkusz1.U3:Arkusz1.Z10" table:name="Tabela134" table:display-filter-buttons="true"/>
        <table:database-range table:target-range-address="Arkusz1.AB3:Arkusz1.AF10" table:name="Tabela135" table:display-filter-buttons="true"/>
        <table:database-range table:target-range-address="Arkusz1.C3:Arkusz1.G10" table:name="Tabela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_8212__32_akcent_32_5" style:display-name="20% — akcent 5" style:family="table-cell" style:data-style-name="N0">
      <style:table-cell-properties fo:background-color="#DDEBF7"/>
    </style:style>
    <style:style style:name="_52_0_37__32__8212__32_akcent_32_5" style:display-name="40% — akcent 5" style:family="table-cell" style:data-style-name="N0">
      <style:table-cell-properties fo:background-color="#BDD7EE"/>
    </style:style>
    <style:style style:name="_54_0_37__32__8212__32_akcent_32_5" style:display-name="60% — akcent 5" style:family="table-cell" style:data-style-name="N0">
      <style:table-cell-properties fo:background-color="#9BC2E6"/>
    </style:style>
    <style:style style:name="Akcent_32_5" style:display-name="Akcent 5" style:family="table-cell" style:data-style-name="N0">
      <style:table-cell-properties fo:background-color="#5B9BD5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hanna podeszwa</meta:initial-creator>
    <dc:creator>hanna podeszwa</dc:creator>
    <meta:creation-date>2023-06-06T10:58:05Z</meta:creation-date>
    <dc:date>2023-06-10T21:32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4472c4" svg:stroke-opacity="90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4472c4" svg:stroke-opacity="90%"/>
    </style:style>
  </office:automatic-styles>
  <office:body>
    <office:chart>
      <chart:chart chart:class="chart:line" svg:height="377.8305511811024pt" svg:width="407.6974803149606pt" chart:style-name="Crt0">
        <chart:title chart:style-name="CT00">
          <text:p text:style-name="a0" text:class-names="" text:cond-style-name="">Insert</text:p>
        </chart:title>
        <chart:legend chart:legend-position="end" chart:legend-align="center" chart:style-name="Lgnd"/>
        <chart:plot-area svg:x="0.0pt" svg:y="31.88984251968504pt" svg:width="357.7509448818898pt" svg:height="345.9407086614173pt" chart:style-name="Plt0">
          <chart:axis chart:dimension="x" chart:name="primary-x" chart:style-name="Axs0">
            <chart:categories table:cell-range-address="Arkusz1.$D$17:.$G$17"/>
          </chart:axis>
          <chart:axis chart:dimension="y" chart:name="primary-y" chart:style-name="Axs1">
            <chart:grid chart:class="major" chart:style-name="GMa1"/>
          </chart:axis>
          <chart:series chart:label-cell-address="Arkusz1.$C$18" chart:values-cell-range-address="Arkusz1.$D$18:.$G$18" chart:class="chart:line" chart:attached-axis="primary-y" chart:style-name="G0S0">
            <chart:data-point chart:repeated="4"/>
          </chart:series>
          <chart:series chart:label-cell-address="Arkusz1.$C$19" chart:values-cell-range-address="Arkusz1.$D$19:.$G$19" chart:class="chart:line" chart:attached-axis="primary-y" chart:style-name="G0S1">
            <chart:data-point chart:repeated="4"/>
          </chart:series>
          <chart:series chart:label-cell-address="Arkusz1.$C$20" chart:values-cell-range-address="Arkusz1.$D$20:.$G$20" chart:class="chart:line" chart:attached-axis="primary-y" chart:style-name="G0S2">
            <chart:data-point chart:repeated="4"/>
          </chart:series>
          <chart:series chart:label-cell-address="Arkusz1.$C$21" chart:values-cell-range-address="Arkusz1.$D$21:.$G$21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53.5584251968504pt" svg:width="359.6103937007874pt" chart:style-name="Crt0">
        <chart:title chart:style-name="CT00">
          <text:p text:style-name="a0" text:class-names="" text:cond-style-name="">Sor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29:.$G$29"/>
          </chart:axis>
          <chart:axis chart:dimension="y" chart:name="primary-y" chart:style-name="Axs1">
            <chart:grid chart:class="major" chart:style-name="GMa1"/>
          </chart:axis>
          <chart:series chart:label-cell-address="Arkusz1.$C$30" chart:values-cell-range-address="Arkusz1.$D$30:.$G$30" chart:class="chart:line" chart:attached-axis="primary-y" chart:style-name="G0S0">
            <chart:data-point chart:repeated="4"/>
          </chart:series>
          <chart:series chart:label-cell-address="Arkusz1.$C$31" chart:values-cell-range-address="Arkusz1.$D$31:.$G$31" chart:class="chart:line" chart:attached-axis="primary-y" chart:style-name="G0S1">
            <chart:data-point chart:repeated="4"/>
          </chart:series>
          <chart:series chart:label-cell-address="Arkusz1.$C$32" chart:values-cell-range-address="Arkusz1.$D$32:.$G$32" chart:class="chart:line" chart:attached-axis="primary-y" chart:style-name="G0S2">
            <chart:data-point chart:repeated="4"/>
          </chart:series>
          <chart:series chart:label-cell-address="Arkusz1.$C$33" chart:values-cell-range-address="Arkusz1.$D$33:.$G$33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43682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4.4155905511811pt" svg:width="359.6103937007874pt" chart:style-name="Crt0">
        <chart:title chart:style-name="CT00">
          <text:p text:style-name="a0" text:class-names="" text:cond-style-name="">Updat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35:.$G$35"/>
          </chart:axis>
          <chart:axis chart:dimension="y" chart:name="primary-y" chart:style-name="Axs1">
            <chart:grid chart:class="major" chart:style-name="GMa1"/>
          </chart:axis>
          <chart:series chart:label-cell-address="Arkusz1.$C$36" chart:values-cell-range-address="Arkusz1.$D$36:.$G$36" chart:class="chart:line" chart:attached-axis="primary-y" chart:style-name="G0S0">
            <chart:data-point chart:repeated="4"/>
          </chart:series>
          <chart:series chart:label-cell-address="Arkusz1.$C$37" chart:values-cell-range-address="Arkusz1.$D$37:.$G$37" chart:class="chart:line" chart:attached-axis="primary-y" chart:style-name="G0S1">
            <chart:data-point chart:repeated="4"/>
          </chart:series>
          <chart:series chart:label-cell-address="Arkusz1.$C$38" chart:values-cell-range-address="Arkusz1.$D$38:.$G$3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7273228346457pt" svg:width="359.6103937007874pt" chart:style-name="Crt0">
        <chart:title chart:style-name="CT00">
          <text:p text:style-name="a0" text:class-names="" text:cond-style-name="">Update WHER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42:.$G$42"/>
          </chart:axis>
          <chart:axis chart:dimension="y" chart:name="primary-y" chart:style-name="Axs1">
            <chart:grid chart:class="major" chart:style-name="GMa1"/>
          </chart:axis>
          <chart:series chart:label-cell-address="Arkusz1.$C$43" chart:values-cell-range-address="Arkusz1.$D$43:.$G$43" chart:class="chart:line" chart:attached-axis="primary-y" chart:style-name="G0S0">
            <chart:data-point chart:repeated="4"/>
          </chart:series>
          <chart:series chart:label-cell-address="Arkusz1.$C$44" chart:values-cell-range-address="Arkusz1.$D$44:.$G$44" chart:class="chart:line" chart:attached-axis="primary-y" chart:style-name="G0S1">
            <chart:data-point chart:repeated="4"/>
          </chart:series>
          <chart:series chart:label-cell-address="Arkusz1.$C$45" chart:values-cell-range-address="Arkusz1.$D$45:.$G$45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43682b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5454330708662pt" svg:width="359.6103937007874pt" chart:style-name="Crt0">
        <chart:title chart:style-name="CT00">
          <text:p text:style-name="a0" text:class-names="" text:cond-style-name="">Select al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Arkusz1.$D$49:.$G$49"/>
          </chart:axis>
          <chart:axis chart:dimension="y" chart:name="primary-y" chart:style-name="Axs1">
            <chart:grid chart:class="major" chart:style-name="GMa1"/>
          </chart:axis>
          <chart:series chart:label-cell-address="Arkusz1.$C$50" chart:values-cell-range-address="Arkusz1.$D$50:.$G$50" chart:class="chart:line" chart:attached-axis="primary-y" chart:style-name="G0S0">
            <chart:data-point chart:repeated="4"/>
          </chart:series>
          <chart:series chart:label-cell-address="Arkusz1.$C$51" chart:values-cell-range-address="Arkusz1.$D$51:.$G$51" chart:class="chart:line" chart:attached-axis="primary-y" chart:style-name="G0S1">
            <chart:data-point chart:repeated="4"/>
          </chart:series>
          <chart:series chart:label-cell-address="Arkusz1.$C$52" chart:values-cell-range-address="Arkusz1.$D$52:.$G$52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